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e54a5"/>
    </style:style>
    <style:style style:name="P2" style:family="paragraph" style:parent-style-name="Standard">
      <style:text-properties officeooo:paragraph-rsid="000eb58b"/>
    </style:style>
    <style:style style:name="P3" style:family="paragraph" style:parent-style-name="Standard">
      <style:text-properties officeooo:paragraph-rsid="0011ed4d"/>
    </style:style>
    <style:style style:name="P4" style:family="paragraph" style:parent-style-name="Standard">
      <style:text-properties officeooo:paragraph-rsid="0012b17f"/>
    </style:style>
    <style:style style:name="P5" style:family="paragraph" style:parent-style-name="Standard">
      <style:text-properties officeooo:paragraph-rsid="0013c745"/>
    </style:style>
    <style:style style:name="P6" style:family="paragraph" style:parent-style-name="Standard">
      <style:text-properties officeooo:paragraph-rsid="00145716"/>
    </style:style>
    <style:style style:name="P7" style:family="paragraph" style:parent-style-name="Standard">
      <style:text-properties officeooo:paragraph-rsid="0014671f"/>
    </style:style>
    <style:style style:name="P8" style:family="paragraph" style:parent-style-name="Standard">
      <style:text-properties officeooo:paragraph-rsid="0015445e"/>
    </style:style>
    <style:style style:name="P9" style:family="paragraph" style:parent-style-name="Standard">
      <style:text-properties officeooo:paragraph-rsid="0016db9e"/>
    </style:style>
    <style:style style:name="P10" style:family="paragraph" style:parent-style-name="Standard">
      <style:text-properties officeooo:paragraph-rsid="0018aa19"/>
    </style:style>
    <style:style style:name="P11" style:family="paragraph" style:parent-style-name="Standard">
      <style:text-properties officeooo:paragraph-rsid="001a7b14"/>
    </style:style>
    <style:style style:name="T1" style:family="text">
      <style:text-properties officeooo:rsid="000e54a5"/>
    </style:style>
    <style:style style:name="T2" style:family="text">
      <style:text-properties officeooo:rsid="000eb58b"/>
    </style:style>
    <style:style style:name="T3" style:family="text">
      <style:text-properties officeooo:rsid="0011ed4d"/>
    </style:style>
    <style:style style:name="T4" style:family="text">
      <style:text-properties officeooo:rsid="0012b17f"/>
    </style:style>
    <style:style style:name="T5" style:family="text">
      <style:text-properties officeooo:rsid="0013c745"/>
    </style:style>
    <style:style style:name="T6" style:family="text">
      <style:text-properties officeooo:rsid="00145716"/>
    </style:style>
    <style:style style:name="T7" style:family="text">
      <style:text-properties officeooo:rsid="0014671f"/>
    </style:style>
    <style:style style:name="T8" style:family="text">
      <style:text-properties officeooo:rsid="0015445e"/>
    </style:style>
    <style:style style:name="T9" style:family="text">
      <style:text-properties officeooo:rsid="0016db9e"/>
    </style:style>
    <style:style style:name="T10" style:family="text">
      <style:text-properties officeooo:rsid="0018aa19"/>
    </style:style>
    <style:style style:name="T11" style:family="text">
      <style:text-properties officeooo:rsid="0018aaf0"/>
    </style:style>
    <style:style style:name="T12" style:family="text">
      <style:text-properties officeooo:rsid="001a7b1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Пусть G(V, E) — сеть, S — источник, t — сток.</text:span></text:p>
      <text:p text:style-name="P1"><text:span text:style-name="T1">Каждое ребро V имеет неотрпропускная способность </text:span><text:span text:style-name="T1"><draw:frame draw:style-name="fr1" draw:name="Объект1" text:anchor-type="as-char" svg:y="-0.399cm" svg:width="2.953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Поток: </text:span><text:span text:style-name="T2"><draw:frame draw:style-name="fr1" draw:name="Объект2" text:anchor-type="as-char" svg:y="-0.388cm" svg:width="2.699cm" svg:height="0.5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3">Дивергенция div(f, v)</text:span></text:p>
      <text:p text:style-name="P3"><text:span text:style-name="T3"><draw:frame draw:style-name="fr1" draw:name="Объект3" text:anchor-type="as-char" svg:y="-0.434cm" svg:width="7.37cm" svg:height="0.885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4"><draw:frame draw:style-name="fr1" draw:name="Объект4" text:anchor-type="as-char" svg:y="-1.088cm" svg:width="5.637cm" svg:height="2.05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span text:style-name="T4">div(f,u) = 0</text:span></text:p>
      <text:p text:style-name="P4"><text:span text:style-name="T4"><draw:frame draw:style-name="fr1" draw:name="Объект5" text:anchor-type="as-char" svg:y="-0.58cm" svg:width="4.884cm" svg:height="1.041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span text:style-name="T5">если f(u ,v) = c(u,v), то (u,v) — насыщенная</text:span></text:p>
      <text:p text:style-name="P5"><text:span text:style-name="T5"/></text:p>
      <text:p text:style-name="P5"><text:span text:style-name="T5"><draw:frame draw:style-name="fr1" draw:name="Объект6" text:anchor-type="as-char" svg:y="-0.377cm" svg:width="5.8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<text:span text:style-name="T5">P наз-ся (s,t) — разрезом, если при удалении дуг из Р между s и t нет ни одного пути.</text:span></text:p>
      <text:p text:style-name="P5"><text:span text:style-name="T5">Примеры: {1-2, 1-4, 1-5} — разрез</text:span></text:p>
      <text:p text:style-name="P5"><text:span text:style-name="T5">{3-9, 7-9, 8-9} — разрез</text:span></text:p>
      <text:p text:style-name="P5"><text:span text:style-name="T5"/></text:p>
      <text:p text:style-name="P5"><text:span text:style-name="T5">Разрез определяет два подмножества S и T вершин G.</text:span></text:p>
      <text:p text:style-name="P5"><text:span text:style-name="T5"><draw:frame draw:style-name="fr1" draw:name="Объект7" text:anchor-type="as-char" svg:y="-0.388cm" svg:width="5.719cm" svg:height="0.5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"><text:span text:style-name="T6">В P <text:s/>попадают дуги, соед S и T или T и S.</text:span></text:p>
      <text:p text:style-name="P6"><text:span text:style-name="T6">В общем случае P <text:s/>- все дуги, соед S и T или T и S</text:span></text:p>
      <text:p text:style-name="P6"><text:span text:style-name="T6">если S = {1,2,3,4,5,6}, T = {7,8,9}, то p = {3-9, 6-8, 7-4}</text:span></text:p>
      <text:p text:style-name="P6"><text:span text:style-name="T6"><draw:frame draw:style-name="fr1" draw:name="Объект8" text:anchor-type="as-char" svg:y="-1.326cm" svg:width="3.63cm" svg:height="2.505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6"><text:span text:style-name="T6">C(P) = 4+4+6 = 14</text:span></text:p>
      <text:p text:style-name="P6"><text:span text:style-name="T6">Сумма потоков через дуги Р обознач F(P)</text:span></text:p>
      <text:p text:style-name="P6"><text:span text:style-name="T6">F(P) = F(P^+) + F(P^-)</text:span></text:p>
      <text:p text:style-name="P6"><text:span text:style-name="T6">Сумма пропускной способности P обозначается С(Р)</text:span></text:p>
      <text:p text:style-name="P6"><text:span text:style-name="T6"/></text:p>
      <text:p text:style-name="P6"><text:span text:style-name="T6">Лемма 1</text:span></text:p>
      <text:p text:style-name="P6"><text:span text:style-name="T6"><draw:frame draw:style-name="fr1" draw:name="Объект9" text:anchor-type="as-char" svg:y="-1.067cm" svg:width="2.08cm" svg:height="2.016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><text:span text:style-name="T6"/></text:p>
      <text:p text:style-name="P6"><text:span text:style-name="T6">Док-во</text:span></text:p>
      <text:p text:style-name="P6"><text:span text:style-name="T6">Рассмотрим </text:span><text:span text:style-name="T6"><draw:frame draw:style-name="fr1" draw:name="Объект10" text:anchor-type="as-char" svg:y="-0.434cm" svg:width="2.845cm" svg:height="0.86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6"><text:span text:style-name="T6">{img </text:span><text:span text:style-name="T7">n</text:span><text:span text:style-name="T6">1} </text:span><text:span text:style-name="T7">в этом случае по такой дуге поток со знаком +</text:span></text:p>
      <text:p text:style-name="P7"><text:span text:style-name="T6">{img </text:span><text:span text:style-name="T7">n2</text:span><text:span text:style-name="T6">} </text:span><text:span text:style-name="T7">в этом случае по такой дуге поток со знаком -</text:span></text:p>
      <text:p text:style-name="P8"><text:span text:style-name="T8">Сумма этих вар-ов = 0</text:span></text:p>
      <text:p text:style-name="P8"><text:span text:style-name="T8">{img n3} только со знаком +</text:span></text:p>
      <text:p text:style-name="P8"><text:soft-page-break/><text:span text:style-name="T8">Все вместе в сумме дадут F(p^+)</text:span></text:p>
      <text:p text:style-name="P8"><text:span text:style-name="T8">{img n4} только со знаком -</text:span></text:p>
      <text:p text:style-name="P8"><text:span text:style-name="T8">Все вместе в сумме -F(p^-)</text:span></text:p>
      <text:p text:style-name="P8"><text:span text:style-name="T8">W = F(p^+) - F(p^-)</text:span></text:p>
      <text:p text:style-name="P8"><text:span text:style-name="T8">С другой стороны</text:span></text:p>
      <text:p text:style-name="P8"><text:span text:style-name="T8"><draw:frame draw:style-name="fr1" draw:name="Объект11" text:anchor-type="as-char" svg:y="-0.434cm" svg:width="11.172cm" svg:height="0.861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"><text:span text:style-name="T8">По предыдущей лемме </text:span></text:p>
      <text:p text:style-name="P8"><text:span text:style-name="T8"><draw:frame draw:style-name="fr1" draw:name="Объект12" text:anchor-type="as-char" svg:y="-1.443cm" svg:width="4.822cm" svg:height="2.766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"><text:span text:style-name="T8"/></text:p>
      <text:p text:style-name="P8"><text:span text:style-name="T8">Лемма 3</text:span></text:p>
      <text:p text:style-name="P8"><text:span text:style-name="T8"><draw:frame draw:style-name="fr1" draw:name="Объект13" text:anchor-type="as-char" svg:y="-0.559cm" svg:width="2.482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8"><text:span text:style-name="T8">Док-во</text:span></text:p>
      <text:p text:style-name="P8"><text:span text:style-name="T8"><draw:frame draw:style-name="fr1" draw:name="Объект14" text:anchor-type="as-char" svg:y="-1.603cm" svg:width="2.124cm" svg:height="3.08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8"><text:span text:style-name="T8"/></text:p>
      <text:p text:style-name="P8"><text:span text:style-name="T8"><text:s/>Лемма 4</text:span></text:p>
      <text:p text:style-name="P8"><text:span text:style-name="T8"><draw:frame draw:style-name="fr1" draw:name="Объект15" text:anchor-type="as-char" svg:y="-0.575cm" svg:width="3.963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9"><text:span text:style-name="T9">Док-во</text:span></text:p>
      <text:p text:style-name="P9"><text:span text:style-name="T9"><draw:frame draw:style-name="fr1" draw:name="Объект16" text:anchor-type="as-char" svg:y="-0.575cm" svg:width="6.004cm" svg:height="0.998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0"><text:span text:style-name="T10">Теорема (Форда-Фалкерсона) о макс потке в сети</text:span></text:p>
      <text:p text:style-name="P9"><text:span text:style-name="T9"/></text:p>
      <text:p text:style-name="P9"><text:span text:style-name="T9"><draw:frame draw:style-name="fr1" draw:name="Объект17" text:anchor-type="as-char" svg:y="-0.575cm" svg:width="3.963cm" svg:height="0.998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9"><text:span text:style-name="T9">максимальный поток сети равен минимальной пропускной способности разреза</text:span></text:p>
      <text:p text:style-name="P10"><text:span text:style-name="T10">Док-во</text:span></text:p>
      <text:p text:style-name="P10"><text:span text:style-name="T10">По лемме 4 <text:s/></text:span><text:span text:style-name="T10"><draw:frame draw:style-name="fr1" draw:name="Объект18" text:anchor-type="as-char" svg:y="-0.575cm" svg:width="3.963cm" svg:height="0.998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0"><text:span text:style-name="T10">докажем, что если f* - макс поток, то найдется разрез р*, такой что </text:span><text:span text:style-name="T10"><draw:frame draw:style-name="fr1" draw:name="Объект19" text:anchor-type="as-char" svg:y="-0.787cm" svg:width="1.695cm" svg:height="1.355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0"><text:span text:style-name="T10">Пусть f* <text:s/>- максимальный поток</text:span></text:p>
      <text:p text:style-name="P10"><text:span text:style-name="T10">Вводим нове понятие пути из v_1 в v_2</text:span></text:p>
      <text:p text:style-name="P10"><text:span text:style-name="T10">Рассм G' <text:s/>полученный из G путем удаления ориентированных дуг,</text:span></text:p>
      <text:p text:style-name="P10"><text:soft-page-break/><text:span text:style-name="T10"><text:s/>если в G' есть путь из v_1 в v_2, то и в G рассмотрим этот путь.</text:span></text:p>
      <text:p text:style-name="P10"><text:span text:style-name="T10"/></text:p>
      <text:p text:style-name="P10"><text:span text:style-name="T10">Пример </text:span></text:p>
      <text:p text:style-name="P10"><text:span text:style-name="T10"/></text:p>
      <text:p text:style-name="P10"><text:span text:style-name="T10">{img n5}</text:span></text:p>
      <text:p text:style-name="P10"><text:span text:style-name="T10">Построим множ-во вершин S, таких что из S в </text:span><text:span text:style-name="T10"><draw:frame draw:style-name="fr1" draw:name="Объект20" text:anchor-type="as-char" svg:y="-0.377cm" svg:width="1.032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 </text:span><text:span text:style-name="T11">есть путь, такой что по напр дуг поток …........</text:span></text:p>
      <text:p text:style-name="P10"><text:span text:style-name="T11"/></text:p>
      <text:p text:style-name="P10"><text:span text:style-name="T11">если из S в V_2 есть такой путь, он называется аугментальным (увеличивающим) это значит , что из S <text:s/>в V_2 поток можно увеличить</text:span></text:p>
      <text:p text:style-name="P10"><text:span text:style-name="T11"/></text:p>
      <text:p text:style-name="P10"><text:span text:style-name="T11"><draw:frame draw:style-name="fr1" draw:name="Объект21" text:anchor-type="as-char" svg:y="-1.139cm" svg:width="3.445cm" svg:height="2.127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1"><text:span text:style-name="T12">Очевидно </text:span><text:span text:style-name="T12"><draw:frame draw:style-name="fr1" draw:name="Объект22" text:anchor-type="as-char" svg:y="-0.377cm" svg:width="1.005cm" svg:height="0.469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2"><draw:frame draw:style-name="fr1" draw:name="Объект23" text:anchor-type="as-char" svg:y="-0.388cm" svg:width="2.101cm" svg:height="0.52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1"><text:span text:style-name="T12">Док-во от противного</text:span></text:p>
      <text:p text:style-name="P11"><text:span text:style-name="T12">Пусть </text:span><text:span text:style-name="T12"><draw:frame draw:style-name="fr1" draw:name="Объект24" text:anchor-type="as-char" svg:y="-0.377cm" svg:width="0.967cm" svg:height="0.469cm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1"><text:span text:style-name="T12">есть аугм путь R из s в t</text:span></text:p>
      <text:p text:style-name="P11"><text:span text:style-name="T12">тогда на этом пути получим</text:span></text:p>
      <text:p text:style-name="P11"><text:span text:style-name="T12"><draw:frame draw:style-name="fr1" draw:name="Объект25" text:anchor-type="as-char" svg:y="-0.783cm" svg:width="5.644cm" svg:height="1.45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57:13</meta:creation-date>
    <dc:date>2012-10-16T12:19:47</dc:date>
    <meta:editing-duration>PT1H18M39S</meta:editing-duration>
    <meta:editing-cycles>14</meta:editing-cycles>
    <meta:generator>LibreOffice/3.6$MacOSX_x86 LibreOffice_project/e29a214-2bbed72-0621de6-a97528c-8f066d</meta:generator>
    <meta:document-statistic meta:table-count="0" meta:image-count="0" meta:object-count="25" meta:page-count="3" meta:paragraph-count="68" meta:word-count="340" meta:character-count="1735" meta:non-whitespace-character-count="1404"/>
  </office:meta>
</office:document-meta>
</file>

<file path=Object 1/content.xml><?xml version="1.0" encoding="utf-8"?>
<math xmlns="http://www.w3.org/1998/Math/MathML">
  <semantics>
    <mrow>
      <mi>c</mi>
      <mrow>
        <mrow>
          <mo stretchy="false">(</mo>
          <mrow>
            <mi>V</mi>
          </mrow>
          <mo stretchy="false">)</mo>
        </mrow>
        <mo stretchy="false">∈</mo>
        <mrow>
          <msup>
            <mo stretchy="false">ℝ</mo>
            <mrow>
              <mo stretchy="false">+</mo>
              <mrow/>
            </mrow>
          </msup>
          <mo stretchy="false">∨</mo>
          <mo stretchy="false">{</mo>
        </mrow>
      </mrow>
      <mn>0</mn>
      <mo stretchy="false">}</mo>
    </mrow>
    <annotation encoding="StarMath 5.0">c(V) in setR^+ || \{0\}
</annotation>
  </semantics>
</math>
</file>

<file path=Object 10/content.xml><?xml version="1.0" encoding="utf-8"?>
<math xmlns="http://www.w3.org/1998/Math/MathML">
  <semantics>
    <mrow>
      <mrow>
        <mi>W</mi>
        <mo stretchy="false">=</mo>
        <mrow>
          <munder>
            <mo stretchy="false">∑</mo>
            <mrow>
              <mrow>
                <mi>v</mi>
                <mo stretchy="false">∈</mo>
                <mi>S</mi>
              </mrow>
            </mrow>
          </munder>
          <mrow>
            <mrow/>
            <mrow>
              <mo stretchy="false">(</mo>
              <mrow>
                <mi>f</mi>
                <mi>,</mi>
                <mi>v</mi>
              </mrow>
              <mo stretchy="false">)</mo>
            </mrow>
          </mrow>
        </mrow>
      </mrow>
    </mrow>
    <annotation encoding="StarMath 5.0">W = sum from {v in S} {div(f,v)}</annotation>
  </semantics>
</math>
</file>

<file path=Object 11/content.xml><?xml version="1.0" encoding="utf-8"?>
<math xmlns="http://www.w3.org/1998/Math/MathML">
  <semantics>
    <mrow>
      <mrow>
        <mrow>
          <munder>
            <mo stretchy="false">∑</mo>
            <mrow>
              <mrow>
                <mi>v</mi>
                <mo stretchy="false">∈</mo>
                <mi>s</mi>
              </mrow>
            </mrow>
          </munder>
          <mrow>
            <mrow/>
            <mrow>
              <mo stretchy="false">(</mo>
              <mrow>
                <mi>f</mi>
                <mi>,</mi>
                <mi>v</mi>
              </mrow>
              <mo stretchy="false">)</mo>
            </mrow>
          </mrow>
        </mrow>
        <mo stretchy="false">=</mo>
        <mrow/>
      </mrow>
      <mrow>
        <mrow>
          <mo stretchy="false">(</mo>
          <mrow>
            <mi>f</mi>
            <mi>,</mi>
            <mi>s</mi>
          </mrow>
          <mo stretchy="false">)</mo>
        </mrow>
        <mo stretchy="false">+</mo>
        <mrow/>
      </mrow>
      <mrow>
        <mrow>
          <mrow>
            <mo stretchy="false">(</mo>
            <mrow>
              <mi>f</mi>
              <mi>,</mi>
              <msub>
                <mi>v</mi>
                <mn>1</mn>
              </msub>
            </mrow>
            <mo stretchy="false">)</mo>
          </mrow>
          <mo stretchy="false">+</mo>
          <mo stretchy="false">…</mo>
        </mrow>
        <mo stretchy="false">+</mo>
        <mrow/>
      </mrow>
      <mrow>
        <mrow>
          <mo stretchy="false">(</mo>
          <mrow>
            <mi>f</mi>
            <mi>,</mi>
            <msub>
              <mi>v</mi>
              <mi>k</mi>
            </msub>
          </mrow>
          <mo stretchy="false">)</mo>
        </mrow>
        <mo stretchy="false">=</mo>
        <mrow/>
      </mrow>
      <mrow>
        <mrow>
          <mrow>
            <mo stretchy="false">(</mo>
            <mrow>
              <mi>f</mi>
              <mi>,</mi>
              <mi>s</mi>
            </mrow>
            <mo stretchy="false">)</mo>
          </mrow>
          <mo stretchy="false">+</mo>
          <mn>0</mn>
        </mrow>
        <mo stretchy="false">=</mo>
        <mo stretchy="false">ω</mo>
      </mrow>
      <mrow>
        <mo stretchy="false">(</mo>
        <mrow>
          <mi>f</mi>
        </mrow>
        <mo stretchy="false">)</mo>
      </mrow>
    </mrow>
    <annotation encoding="StarMath 5.0">sum from {v in s} {div(f,v)} = div(f,s) + div(f,v_1) + dotslow + div(f, v_k) = div(f,s) + 0 = %omega(f)</annotation>
  </semantics>
</math>
</file>

<file path=Object 12/content.xml><?xml version="1.0" encoding="utf-8"?>
<math xmlns="http://www.w3.org/1998/Math/MathML">
  <semantics>
    <mtable>
      <mtr>
        <mtd>
          <mrow>
            <mrow>
              <msup>
                <mi>p</mi>
                <mrow>
                  <mo stretchy="false">+</mo>
                  <mrow/>
                </mrow>
              </msup>
              <mo stretchy="false">=</mo>
              <mrow>
                <munder>
                  <mo stretchy="false">∑</mo>
                  <mi>v</mi>
                </munder>
                <mi>f</mi>
              </mrow>
            </mrow>
            <mrow>
              <mrow>
                <mo stretchy="false">(</mo>
                <mrow>
                  <mi>v</mi>
                  <mi>,</mi>
                  <mi>t</mi>
                </mrow>
                <mo stretchy="false">)</mo>
              </mrow>
              <mo stretchy="false">=</mo>
              <mrow>
                <mo stretchy="false">−</mo>
                <mrow/>
              </mrow>
            </mrow>
            <mrow>
              <mo stretchy="false">(</mo>
              <mrow>
                <mi>f</mi>
                <mi>,</mi>
                <mi>t</mi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sup>
                <mi>p</mi>
                <mrow>
                  <mo stretchy="false">−</mo>
                  <mrow/>
                </mrow>
              </msup>
              <mo stretchy="false">=</mo>
              <mi>F</mi>
            </mrow>
            <mrow/>
          </mrow>
        </mtd>
      </mtr>
      <mtr>
        <mtd>
          <mrow>
            <mrow>
              <msup>
                <mi>p</mi>
                <mrow>
                  <mo stretchy="false">+</mo>
                  <mrow/>
                </mrow>
              </msup>
              <mo stretchy="false">−</mo>
              <mi>F</mi>
            </mrow>
            <mrow/>
          </mrow>
        </mtd>
      </mtr>
      <mtr>
        <mtd>
          <mrow>
            <mo stretchy="false">ω</mo>
            <mrow>
              <mrow>
                <mo stretchy="false">(</mo>
                <mrow>
                  <mi>f</mi>
                </mrow>
                <mo stretchy="false">)</mo>
              </mrow>
              <mo stretchy="false">=</mo>
              <mi>F</mi>
            </mrow>
            <mrow/>
          </mrow>
        </mtd>
      </mtr>
    </mtable>
    <annotation encoding="StarMath 5.0">%omega(f) = F(p^+) - F(p^-) = F(p^+) = sum from v f(v,t) = -div(f,t)
newline
%omega(f) = div(f,s)</annotation>
  </semantics>
</math>
</file>

<file path=Object 13/content.xml><?xml version="1.0" encoding="utf-8"?>
<math xmlns="http://www.w3.org/1998/Math/MathML">
  <semantics>
    <mtable>
      <mtr>
        <mtd>
          <mrow>
            <mo stretchy="false">∀</mo>
            <mi>f</mi>
            <mo stretchy="false">∀</mo>
            <mi>p</mi>
          </mrow>
        </mtd>
      </mtr>
      <mtr>
        <mtd>
          <mrow>
            <mo stretchy="false">ω</mo>
            <mrow>
              <mrow>
                <mo stretchy="false">(</mo>
                <mrow>
                  <mi>f</mi>
                </mrow>
                <mo stretchy="false">)</mo>
              </mrow>
              <mo stretchy="false">≤</mo>
              <mi>F</mi>
            </mrow>
            <mrow>
              <mo stretchy="false">(</mo>
              <mrow>
                <mi>p</mi>
              </mrow>
              <mo stretchy="false">)</mo>
            </mrow>
          </mrow>
        </mtd>
      </mtr>
    </mtable>
    <annotation encoding="StarMath 5.0">forall f forall p
newline
%omega(f) &lt;= F(p)</annotation>
  </semantics>
</math>
</file>

<file path=Object 14/content.xml><?xml version="1.0" encoding="utf-8"?>
<math xmlns="http://www.w3.org/1998/Math/MathML">
  <semantics>
    <mtable>
      <mtr>
        <mtd>
          <mrow>
            <mrow>
              <msup>
                <mi>p</mi>
                <mrow>
                  <mo stretchy="false">−</mo>
                  <mrow/>
                </mrow>
              </msup>
              <mo stretchy="false">=</mo>
              <mi>F</mi>
            </mrow>
            <mrow>
              <mo stretchy="false">(</mo>
              <mrow>
                <mi>p</mi>
              </mrow>
              <mo stretchy="false">)</mo>
            </mrow>
          </mrow>
        </mtd>
      </mtr>
      <mtr>
        <mtd>
          <mrow>
            <mrow>
              <msup>
                <mi>p</mi>
                <mrow>
                  <mo stretchy="false">+</mo>
                  <mrow/>
                </mrow>
              </msup>
              <mo stretchy="false">+</mo>
              <mi>f</mi>
            </mrow>
            <mrow/>
          </mrow>
        </mtd>
      </mtr>
      <mtr>
        <mtd>
          <mrow>
            <mrow>
              <msup>
                <mi>p</mi>
                <mrow>
                  <mo stretchy="false">+</mo>
                  <mrow/>
                </mrow>
              </msup>
              <mo stretchy="false">≤</mo>
              <mi>F</mi>
            </mrow>
            <mrow/>
          </mrow>
        </mtd>
      </mtr>
      <mtr>
        <mtd>
          <mrow>
            <mrow>
              <msup>
                <mi>p</mi>
                <mrow>
                  <mo stretchy="false">−</mo>
                  <mrow/>
                </mrow>
              </msup>
              <mo stretchy="false">≤</mo>
              <mi>F</mi>
            </mrow>
            <mrow/>
          </mrow>
        </mtd>
      </mtr>
      <mtr>
        <mtd>
          <mrow>
            <mrow>
              <msup>
                <mi>p</mi>
                <mrow>
                  <mo stretchy="false">+</mo>
                  <mrow/>
                </mrow>
              </msup>
              <mo stretchy="false">−</mo>
              <mi>F</mi>
            </mrow>
            <mrow/>
          </mrow>
        </mtd>
      </mtr>
      <mtr>
        <mtd>
          <mrow>
            <mo stretchy="false">ω</mo>
            <mrow>
              <mrow>
                <mo stretchy="false">(</mo>
                <mrow>
                  <mi>f</mi>
                </mrow>
                <mo stretchy="false">)</mo>
              </mrow>
              <mo stretchy="false">=</mo>
              <mi>F</mi>
            </mrow>
            <mrow/>
          </mrow>
        </mtd>
      </mtr>
    </mtable>
    <annotation encoding="StarMath 5.0">%omega(f) = F(p^+) -F(p^-)&lt;=F(p^+) &lt;= F(p^+) + f(p^-) = F(p)</annotation>
  </semantics>
</math>
</file>

<file path=Object 15/content.xml><?xml version="1.0" encoding="utf-8"?>
<math xmlns="http://www.w3.org/1998/Math/MathML">
  <semantics>
    <mrow>
      <mrow>
        <mtable>
          <mtr>
            <mtd>
              <mrow>
                <mi mathvariant="italic">max</mi>
                <mo stretchy="false">ω</mo>
                <mrow>
                  <mo stretchy="false">(</mo>
                  <mrow>
                    <mi>f</mi>
                  </mrow>
                  <mo stretchy="false">)</mo>
                </mrow>
              </mrow>
            </mtd>
          </mtr>
          <mtr>
            <mtd>
              <mrow>
                <mi>f</mi>
              </mrow>
            </mtd>
          </mtr>
        </mtable>
        <mo stretchy="false">≤</mo>
        <mtable>
          <mtr>
            <mtd>
              <mrow>
                <mi mathvariant="italic">min</mi>
                <mi>C</mi>
                <mrow>
                  <mo stretchy="false">(</mo>
                  <mrow>
                    <mi>P</mi>
                  </mrow>
                  <mo stretchy="false">)</mo>
                </mrow>
              </mrow>
            </mtd>
          </mtr>
          <mtr>
            <mtd>
              <mrow>
                <mi>p</mi>
              </mrow>
            </mtd>
          </mtr>
        </mtable>
      </mrow>
    </mrow>
    <annotation encoding="StarMath 5.0">stack{max %omega(f) # f} &lt;= stack{min C(P) # p}</annotation>
  </semantics>
</math>
</file>

<file path=Object 16/content.xml><?xml version="1.0" encoding="utf-8"?>
<math xmlns="http://www.w3.org/1998/Math/MathML">
  <semantics>
    <mrow>
      <mrow>
        <mrow>
          <mtable>
            <mtr>
              <mtd>
                <mrow>
                  <mi mathvariant="italic">max</mi>
                  <mo stretchy="false">ω</mo>
                  <mrow>
                    <mo stretchy="false">(</mo>
                    <mrow>
                      <mi>f</mi>
                    </mrow>
                    <mo stretchy="false">)</mo>
                  </mrow>
                </mrow>
              </mtd>
            </mtr>
            <mtr>
              <mtd>
                <mrow>
                  <mi>f</mi>
                </mrow>
              </mtd>
            </mtr>
          </mtable>
          <mo stretchy="false">≤</mo>
          <mtable>
            <mtr>
              <mtd>
                <mrow>
                  <mi mathvariant="italic">min</mi>
                  <mi>F</mi>
                  <mrow>
                    <mo stretchy="false">(</mo>
                    <mrow>
                      <mi>P</mi>
                    </mrow>
                    <mo stretchy="false">)</mo>
                  </mrow>
                </mrow>
              </mtd>
            </mtr>
            <mtr>
              <mtd>
                <mrow>
                  <mi>P</mi>
                </mrow>
              </mtd>
            </mtr>
          </mtable>
        </mrow>
        <mo stretchy="false">≤</mo>
        <mtable>
          <mtr>
            <mtd>
              <mrow>
                <mi mathvariant="italic">min</mi>
                <mi>C</mi>
                <mrow>
                  <mo stretchy="false">(</mo>
                  <mrow>
                    <mi>P</mi>
                  </mrow>
                  <mo stretchy="false">)</mo>
                </mrow>
              </mrow>
            </mtd>
          </mtr>
          <mtr>
            <mtd>
              <mrow>
                <mi>P</mi>
              </mrow>
            </mtd>
          </mtr>
        </mtable>
      </mrow>
    </mrow>
    <annotation encoding="StarMath 5.0">stack {max %omega(f) # f} &lt;= stack{min F(P) #P} &lt;= stack{min C(P) # P}</annotation>
  </semantics>
</math>
</file>

<file path=Object 17/content.xml><?xml version="1.0" encoding="utf-8"?>
<math xmlns="http://www.w3.org/1998/Math/MathML">
  <semantics>
    <mrow>
      <mrow>
        <mtable>
          <mtr>
            <mtd>
              <mrow>
                <mi mathvariant="italic">max</mi>
                <mo stretchy="false">ω</mo>
                <mrow>
                  <mo stretchy="false">(</mo>
                  <mrow>
                    <mi>f</mi>
                  </mrow>
                  <mo stretchy="false">)</mo>
                </mrow>
              </mrow>
            </mtd>
          </mtr>
          <mtr>
            <mtd>
              <mrow>
                <mi>f</mi>
              </mrow>
            </mtd>
          </mtr>
        </mtable>
        <mo stretchy="false">=</mo>
        <mtable>
          <mtr>
            <mtd>
              <mrow>
                <mi mathvariant="italic">min</mi>
                <mi>C</mi>
                <mrow>
                  <mo stretchy="false">(</mo>
                  <mrow>
                    <mi>P</mi>
                  </mrow>
                  <mo stretchy="false">)</mo>
                </mrow>
              </mrow>
            </mtd>
          </mtr>
          <mtr>
            <mtd>
              <mrow>
                <mi>P</mi>
              </mrow>
            </mtd>
          </mtr>
        </mtable>
      </mrow>
    </mrow>
    <annotation encoding="StarMath 5.0">stack {max %omega(f) # f} = stack {min C(P) #P}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i mathvariant="italic">max</mi>
                <mo stretchy="false">ω</mo>
                <mrow>
                  <mo stretchy="false">(</mo>
                  <mrow>
                    <mi>f</mi>
                  </mrow>
                  <mo stretchy="false">)</mo>
                </mrow>
              </mrow>
            </mtd>
          </mtr>
          <mtr>
            <mtd>
              <mrow>
                <mi>f</mi>
              </mrow>
            </mtd>
          </mtr>
        </mtable>
        <mo stretchy="false">≤</mo>
        <mtable>
          <mtr>
            <mtd>
              <mrow>
                <mi mathvariant="italic">min</mi>
                <mi>C</mi>
                <mrow>
                  <mo stretchy="false">(</mo>
                  <mrow>
                    <mi>P</mi>
                  </mrow>
                  <mo stretchy="false">)</mo>
                </mrow>
              </mrow>
            </mtd>
          </mtr>
          <mtr>
            <mtd>
              <mrow>
                <mi>P</mi>
              </mrow>
            </mtd>
          </mtr>
        </mtable>
      </mrow>
    </mrow>
    <annotation encoding="StarMath 5.0">stack{ max %omega(f) # f} &lt;= stack{min C(P) # P}</annotation>
  </semantics>
</math>
</file>

<file path=Object 19/content.xml><?xml version="1.0" encoding="utf-8"?>
<math xmlns="http://www.w3.org/1998/Math/MathML">
  <semantics>
    <mtable>
      <mtr>
        <mtd>
          <mrow>
            <msup>
              <mi>P</mi>
              <mrow>
                <mo stretchy="false">+</mo>
                <mrow/>
              </mrow>
            </msup>
          </mrow>
        </mtd>
      </mtr>
      <mtr>
        <mtd>
          <mrow>
            <mrow>
              <msup>
                <mi>f</mi>
                <mrow>
                  <mo stretchy="false">+</mo>
                  <mrow/>
                </mrow>
              </msup>
              <mo stretchy="false">=</mo>
              <mi>C</mi>
            </mrow>
            <mrow/>
          </mrow>
        </mtd>
      </mtr>
      <mtr>
        <mtd>
          <mrow>
            <mo stretchy="false">ω</mo>
            <mrow/>
          </mrow>
        </mtd>
      </mtr>
    </mtable>
    <annotation encoding="StarMath 5.0">%omega(f^+) = C(P^+)</annotation>
  </semantics>
</math>
</file>

<file path=Object 2/content.xml><?xml version="1.0" encoding="utf-8"?>
<math xmlns="http://www.w3.org/1998/Math/MathML">
  <semantics>
    <mrow>
      <mi>f</mi>
      <mi mathvariant="normal">:</mi>
      <mi>E</mi>
      <mo stretchy="false">→</mo>
      <mrow>
        <mo stretchy="false">ℝ</mo>
        <mo stretchy="false">∨</mo>
        <mo stretchy="false">{</mo>
      </mrow>
      <mn>0</mn>
      <mo stretchy="false">}</mo>
    </mrow>
    <annotation encoding="StarMath 5.0">f: E rightarrow setR | \{0\}</annotation>
  </semantics>
</math>
</file>

<file path=Object 20/content.xml><?xml version="1.0" encoding="utf-8"?>
<math xmlns="http://www.w3.org/1998/Math/MathML">
  <semantics>
    <mrow>
      <mrow>
        <mi>v</mi>
        <mo stretchy="false">∈</mo>
        <mi>S</mi>
      </mrow>
    </mrow>
    <annotation encoding="StarMath 5.0">v in S</annotation>
  </semantics>
</math>
</file>

<file path=Object 21/content.xml><?xml version="1.0" encoding="utf-8"?>
<math xmlns="http://www.w3.org/1998/Math/MathML">
  <semantics>
    <mrow>
      <mrow>
        <mrow>
          <mi mathvariant="italic">min</mi>
          <mo stretchy="false">=</mo>
          <mfenced open="{" close="}">
            <mrow>
              <mtable>
                <mtr>
                  <mtd>
                    <mrow>
                      <mrow>
                        <mrow>
                          <mn>5</mn>
                          <mo stretchy="false">−</mo>
                          <mn>3</mn>
                        </mrow>
                        <mo stretchy="false">=</mo>
                        <mn>2</mn>
                      </mrow>
                    </mrow>
                  </mtd>
                </mtr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  <mtr>
                  <mtd>
                    <mrow>
                      <mrow>
                        <mrow>
                          <mn>3</mn>
                          <mo stretchy="false">−</mo>
                          <mn>2</mn>
                        </mrow>
                        <mo stretchy="false">=</mo>
                        <mn>1</mn>
                      </mrow>
                    </mrow>
                  </mtd>
                </mtr>
              </mtable>
            </mrow>
          </mfenced>
        </mrow>
        <mo stretchy="false">=</mo>
        <mn>1</mn>
      </mrow>
    </mrow>
    <annotation encoding="StarMath 5.0">min = left lbrace stack{5-3 = 2 # 1 # 2# 3-2 = 1} right rbrace = 1</annotation>
  </semantics>
</math>
</file>

<file path=Object 22/content.xml><?xml version="1.0" encoding="utf-8"?>
<math xmlns="http://www.w3.org/1998/Math/MathML">
  <semantics>
    <mrow>
      <mrow>
        <mi>s</mi>
        <mo stretchy="false">∈</mo>
        <mi>S</mi>
      </mrow>
    </mrow>
    <annotation encoding="StarMath 5.0">s in S</annotation>
  </semantics>
</math>
</file>

<file path=Object 23/content.xml><?xml version="1.0" encoding="utf-8"?>
<math xmlns="http://www.w3.org/1998/Math/MathML">
  <semantics>
    <mrow>
      <mrow>
        <mi>s</mi>
        <mo stretchy="false">≠</mo>
        <mo stretchy="false">∅</mo>
      </mrow>
      <mi>,</mi>
      <mrow>
        <mi>t</mi>
        <mo stretchy="false">∉</mo>
        <mi>S</mi>
      </mrow>
    </mrow>
    <annotation encoding="StarMath 5.0">s &lt;&gt; emptyset, t notin S</annotation>
  </semantics>
</math>
</file>

<file path=Object 24/content.xml><?xml version="1.0" encoding="utf-8"?>
<math xmlns="http://www.w3.org/1998/Math/MathML">
  <semantics>
    <mrow>
      <mrow>
        <mi>t</mi>
        <mo stretchy="false">∈</mo>
        <mi>S</mi>
      </mrow>
    </mrow>
    <annotation encoding="StarMath 5.0">t in S</annotation>
  </semantics>
</math>
</file>

<file path=Object 25/content.xml><?xml version="1.0" encoding="utf-8"?>
<math xmlns="http://www.w3.org/1998/Math/MathML">
  <semantics>
    <mtable>
      <mtr>
        <mtd>
          <mrow/>
        </mtd>
      </mtr>
      <mtr>
        <mtd>
          <mrow>
            <mtable>
              <mtr>
                <mtd>
                  <mrow>
                    <mi>C</mi>
                    <mrow>
                      <mrow>
                        <mo stretchy="false">(</mo>
                        <mrow>
                          <mi>e</mi>
                        </mrow>
                        <mo stretchy="false">)</mo>
                      </mrow>
                      <mo stretchy="false">−</mo>
                      <mrow>
                        <mi>f</mi>
                        <mo stretchy="false">∗</mo>
                        <msup>
                          <mrow>
                            <mo stretchy="false">(</mo>
                            <mrow>
                              <mi>e</mi>
                            </mrow>
                            <mo stretchy="false">)</mo>
                          </mrow>
                          <mrow>
                            <mrow/>
                            <mn>0</mn>
                          </mrow>
                        </msup>
                      </mrow>
                    </mrow>
                    <mi>,</mi>
                    <msup>
                      <mi>e</mi>
                      <mrow>
                        <mo stretchy="false">+</mo>
                        <mrow/>
                      </mrow>
                    </msup>
                    <mrow>
                      <mi>f</mi>
                      <mo stretchy="false">∗</mo>
                      <msup>
                        <mrow>
                          <mo stretchy="false">(</mo>
                          <mrow>
                            <mi>e</mi>
                          </mrow>
                          <mo stretchy="false">)</mo>
                        </mrow>
                        <mrow>
                          <mrow/>
                          <mn>0</mn>
                        </mrow>
                      </msup>
                    </mrow>
                    <mi>,</mi>
                    <msup>
                      <mi>e</mi>
                      <mrow>
                        <mrow>
                          <mo stretchy="false">−</mo>
                          <mrow/>
                        </mrow>
                      </mrow>
                    </msup>
                  </mrow>
                </mtd>
              </mtr>
            </mtable>
          </mrow>
        </mtd>
      </mtr>
      <mtr>
        <mtd>
          <mrow>
            <mrow>
              <mo stretchy="false">δ</mo>
              <mo stretchy="false">=</mo>
              <mi mathvariant="italic">min</mi>
            </mrow>
            <mrow>
              <mo stretchy="false">(</mo>
              <mrow>
                <mrow>
                  <mi>e</mi>
                  <mo stretchy="false">∈</mo>
                  <mi>R</mi>
                </mrow>
              </mrow>
              <mo stretchy="false">)</mo>
            </mrow>
            <mrow/>
          </mrow>
        </mtd>
      </mtr>
    </mtable>
    <annotation encoding="StarMath 5.0">%delta = min (e in R) left lbrace stack{
														C(e) - f*(e)^{&gt;0}, e^+ # 
														f*(e)^{&gt;0}, e^{-}
								} right rbrace</annotation>
  </semantics>
</math>
</file>

<file path=Object 3/content.xml><?xml version="1.0" encoding="utf-8"?>
<math xmlns="http://www.w3.org/1998/Math/MathML">
  <semantics>
    <mrow>
      <mrow/>
      <mrow>
        <mrow>
          <mo stretchy="false">(</mo>
          <mrow>
            <mi>f</mi>
            <mi>,</mi>
            <mi>v</mi>
          </mrow>
          <mo stretchy="false">)</mo>
        </mrow>
        <mo stretchy="false">=</mo>
        <mrow>
          <mrow>
            <munder>
              <mo stretchy="false">∑</mo>
              <mrow>
                <mi>u</mi>
                <mi mathvariant="normal">:</mi>
                <mrow>
                  <mrow>
                    <mo stretchy="false">(</mo>
                    <mrow>
                      <mi>v</mi>
                      <mi>,</mi>
                      <mi>u</mi>
                    </mrow>
                    <mo stretchy="false">)</mo>
                  </mrow>
                  <mo stretchy="false">∈</mo>
                  <mi>E</mi>
                </mrow>
              </mrow>
            </munder>
            <mrow>
              <mi>f</mi>
              <mrow>
                <mo stretchy="false">(</mo>
                <mrow>
                  <mi>v</mi>
                  <mi>,</mi>
                  <mi>u</mi>
                </mrow>
                <mo stretchy="false">)</mo>
              </mrow>
            </mrow>
          </mrow>
          <mo stretchy="false">−</mo>
          <mrow>
            <munder>
              <mo stretchy="false">∑</mo>
              <mrow>
                <mi>u</mi>
                <mrow>
                  <mrow>
                    <mo stretchy="false">(</mo>
                    <mrow>
                      <mi>u</mi>
                      <mi>,</mi>
                      <mi>v</mi>
                    </mrow>
                    <mo stretchy="false">)</mo>
                  </mrow>
                  <mo stretchy="false">∈</mo>
                  <mi>E</mi>
                </mrow>
              </mrow>
            </munder>
            <mrow>
              <mi>f</mi>
              <mrow>
                <mo stretchy="false">(</mo>
                <mrow>
                  <mi>u</mi>
                  <mi>,</mi>
                  <mi>v</mi>
                </mrow>
                <mo stretchy="false">)</mo>
              </mrow>
            </mrow>
          </mrow>
        </mrow>
      </mrow>
    </mrow>
    <annotation encoding="StarMath 5.0">div(f,v) = sum from {u:(v,u) in E} {f(v,u)} - sum from {u(u,v) in E} {f(u,v)}</annotation>
  </semantics>
</math>
</file>

<file path=Object 4/content.xml><?xml version="1.0" encoding="utf-8"?>
<math xmlns="http://www.w3.org/1998/Math/MathML">
  <semantics>
    <mtable>
      <mtr>
        <mtd>
          <mrow>
            <mi>f</mi>
            <mi mathvariant="normal">:</mi>
            <mi>E</mi>
            <mo stretchy="false">→</mo>
            <mrow>
              <mo stretchy="false">ℝ</mo>
              <mo stretchy="false">∨</mo>
              <mo stretchy="false">{</mo>
            </mrow>
            <mn>0</mn>
            <mo stretchy="false">}</mo>
          </mrow>
        </mtd>
      </mtr>
      <mtr>
        <mtd>
          <mrow>
            <mi mathvariant="italic">называется</mi>
            <mi mathvariant="italic">потоком</mi>
            <mi mathvariant="italic">если</mi>
          </mrow>
        </mtd>
      </mtr>
      <mtr>
        <mtd>
          <mrow>
            <mn>1.</mn>
            <mo stretchy="false">∀</mo>
            <mrow>
              <mo stretchy="false">(</mo>
              <mrow>
                <mi>u</mi>
                <mi>,</mi>
                <mi>v</mi>
              </mrow>
              <mo stretchy="false">)</mo>
            </mrow>
            <mi mathvariant="normal">:</mi>
            <mrow>
              <mn>0</mn>
              <mo stretchy="false">≤</mo>
              <mi>f</mi>
            </mrow>
            <mrow>
              <mrow>
                <mo stretchy="false">(</mo>
                <mrow>
                  <mi>u</mi>
                  <mi>,</mi>
                  <mi>v</mi>
                </mrow>
                <mo stretchy="false">)</mo>
              </mrow>
              <mo stretchy="false">≤</mo>
              <mi>c</mi>
            </mrow>
            <mrow>
              <mo stretchy="false">(</mo>
              <mrow>
                <mi>u</mi>
                <mi>,</mi>
                <mi>v</mi>
              </mrow>
              <mo stretchy="false">)</mo>
            </mrow>
          </mrow>
        </mtd>
      </mtr>
      <mtr>
        <mtd>
          <mrow>
            <mn>2.</mn>
            <mo stretchy="false">∀</mo>
            <mrow>
              <mi>u</mi>
              <mo stretchy="false">∈</mo>
              <mrow>
                <mi>V</mi>
                <mo stretchy="false">∖</mo>
                <mo stretchy="false">{</mo>
              </mrow>
            </mrow>
            <mi>S</mi>
            <mi>,</mi>
            <mi>t</mi>
            <mo stretchy="false">}</mo>
          </mrow>
        </mtd>
      </mtr>
    </mtable>
    <annotation encoding="StarMath 5.0">f: E rightarrow setR | \{0\}
newline
называется потоком если
newline
1. forall (u,v): 0&lt;= f(u,v) &lt;= c(u,v)
newline
2. forall u in V setminus \{S,t\}</annotation>
  </semantics>
</math>
</file>

<file path=Object 5/content.xml><?xml version="1.0" encoding="utf-8"?>
<math xmlns="http://www.w3.org/1998/Math/MathML">
  <semantics>
    <mtable>
      <mtr>
        <mtd>
          <mrow>
            <mo stretchy="false">ω</mo>
            <mrow>
              <mrow>
                <mo stretchy="false">(</mo>
                <mrow>
                  <mi>f</mi>
                </mrow>
                <mo stretchy="false">)</mo>
              </mrow>
              <mo stretchy="false">−</mo>
              <mi mathvariant="italic">величина</mi>
            </mrow>
            <mi mathvariant="italic">потока</mi>
            <mi>f</mi>
          </mrow>
        </mtd>
      </mtr>
      <mtr>
        <mtd>
          <mrow>
            <mo stretchy="false">ω</mo>
            <mrow>
              <mrow>
                <mo stretchy="false">(</mo>
                <mrow>
                  <mi>f</mi>
                </mrow>
                <mo stretchy="false">)</mo>
              </mrow>
              <mo stretchy="false">=</mo>
              <mrow/>
            </mrow>
            <mrow>
              <mo stretchy="false">(</mo>
              <mrow>
                <mi>f</mi>
                <mi>,</mi>
                <mi>s</mi>
              </mrow>
              <mo stretchy="false">)</mo>
            </mrow>
          </mrow>
        </mtd>
      </mtr>
    </mtable>
    <annotation encoding="StarMath 5.0">%omega(f) - величина потока f
newline
%omega(f) = div(f,s)</annotation>
  </semantics>
</math>
</file>

<file path=Object 6/content.xml><?xml version="1.0" encoding="utf-8"?>
<math xmlns="http://www.w3.org/1998/Math/MathML">
  <semantics>
    <mrow>
      <mrow>
        <mi>P</mi>
        <mo stretchy="false">−</mo>
        <mi mathvariant="italic">разрезы</mi>
      </mrow>
      <mi mathvariant="italic">подмножества</mi>
      <mi mathvariant="italic">дуг</mi>
    </mrow>
    <annotation encoding="StarMath 5.0">P - разрезы подмножества дуг</annotation>
  </semantics>
</math>
</file>

<file path=Object 7/content.xml><?xml version="1.0" encoding="utf-8"?>
<math xmlns="http://www.w3.org/1998/Math/MathML">
  <semantics>
    <mrow>
      <mrow>
        <mrow>
          <mi>S</mi>
          <mo stretchy="false">∨</mo>
          <mi>T</mi>
        </mrow>
        <mo stretchy="false">=</mo>
        <mi>V</mi>
      </mrow>
      <mi>,</mi>
      <mi>S</mi>
      <mo stretchy="false">∧</mo>
      <mrow>
        <mi>T</mi>
        <mo stretchy="false">=</mo>
        <mo stretchy="false">∅</mo>
      </mrow>
      <mi>,</mi>
      <mrow>
        <mi>s</mi>
        <mo stretchy="false">∈</mo>
        <mi>S</mi>
      </mrow>
      <mi>,</mi>
      <mrow>
        <mi>t</mi>
        <mo stretchy="false">∈</mo>
        <mi>T</mi>
      </mrow>
    </mrow>
    <annotation encoding="StarMath 5.0">S | T = V, S %and T = emptyset, s in S, t in T</annotation>
  </semantics>
</math>
</file>

<file path=Object 8/content.xml><?xml version="1.0" encoding="utf-8"?>
<math xmlns="http://www.w3.org/1998/Math/MathML">
  <semantics>
    <mtable>
      <mtr>
        <mtd>
          <mrow>
            <mrow>
              <mrow>
                <mo stretchy="false">−</mo>
                <mrow/>
              </mrow>
              <mo stretchy="false">−</mo>
              <mi mathvariant="italic">дуги</mi>
            </mrow>
            <mi mathvariant="italic">от</mi>
            <mi>T</mi>
            <mi>к</mi>
            <mi>S</mi>
          </mrow>
        </mtd>
      </mtr>
      <mtr>
        <mtd>
          <mrow>
            <mrow>
              <mo stretchy="false">+</mo>
              <mrow/>
            </mrow>
            <mi mathvariant="italic">дуги</mi>
            <mi mathvariant="italic">от</mi>
            <mi>S</mi>
            <mi>k</mi>
            <mi>T</mi>
            <mi>,</mi>
            <msup>
              <mi>p</mi>
              <mrow/>
            </msup>
          </mrow>
        </mtd>
      </mtr>
      <mtr>
        <mtd>
          <mrow>
            <mrow>
              <mo stretchy="false">−</mo>
              <mrow/>
            </mrow>
            <mi>,</mi>
            <mi mathvariant="italic">где</mi>
            <msup>
              <mi>p</mi>
              <mrow/>
            </msup>
          </mrow>
        </mtd>
      </mtr>
      <mtr>
        <mtd>
          <mrow>
            <mrow>
              <mrow>
                <mo stretchy="false">+</mo>
                <mrow/>
              </mrow>
              <mo stretchy="false">∨</mo>
              <mrow/>
            </mrow>
            <msup>
              <mi>p</mi>
              <mrow/>
            </msup>
          </mrow>
        </mtd>
      </mtr>
      <mtr>
        <mtd>
          <mrow>
            <mrow>
              <mi>p</mi>
              <mo stretchy="false">=</mo>
              <msup>
                <mi>p</mi>
                <mrow/>
              </msup>
            </mrow>
          </mrow>
        </mtd>
      </mtr>
    </mtable>
    <annotation encoding="StarMath 5.0">p = p^{+} || p^{-}, где p^(+) дуги от S k T, p^{-} - дуги от T к S</annotation>
  </semantics>
</math>
</file>

<file path=Object 9/content.xml><?xml version="1.0" encoding="utf-8"?>
<math xmlns="http://www.w3.org/1998/Math/MathML">
  <semantics>
    <mtable>
      <mtr>
        <mtd>
          <mrow>
            <mo stretchy="false">∀</mo>
            <mi>f</mi>
            <mo stretchy="false">∀</mo>
            <mi>P</mi>
          </mrow>
        </mtd>
      </mtr>
      <mtr>
        <mtd>
          <mrow>
            <msup>
              <mi>p</mi>
              <mrow>
                <mo stretchy="false">−</mo>
                <mrow/>
              </mrow>
            </msup>
          </mrow>
        </mtd>
      </mtr>
      <mtr>
        <mtd>
          <mrow>
            <mrow>
              <msup>
                <mi>p</mi>
                <mrow>
                  <mo stretchy="false">+</mo>
                  <mrow/>
                </mrow>
              </msup>
              <mo stretchy="false">−</mo>
              <msup>
                <mi>F</mi>
                <mrow/>
              </msup>
            </mrow>
          </mrow>
        </mtd>
      </mtr>
      <mtr>
        <mtd>
          <mrow>
            <mo stretchy="false">ω</mo>
            <mrow>
              <mrow>
                <mo stretchy="false">(</mo>
                <mrow>
                  <mi>f</mi>
                </mrow>
                <mo stretchy="false">)</mo>
              </mrow>
              <mo stretchy="false">=</mo>
              <mi>F</mi>
            </mrow>
            <mrow/>
          </mrow>
        </mtd>
      </mtr>
    </mtable>
    <annotation encoding="StarMath 5.0">forall f forall P
newline
%omega(f) = F(p^+) - F^(p^-)</annotation>
  </semantics>
</math>
</file>